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10b2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gmentation</text:p>
      <text:p text:style-name="P1"/>
      <text:list xml:id="list7661911591" text:style-name="L1">
        <text:list-item>
          <text:p text:style-name="P4">This memory management technique supports a programmer view of memory which reflects the programs themselves, i.e., </text:p>
          <text:list>
            <text:list-item>
              <text:p text:style-name="P4">The logical address space of a program is consists of a collection of segments, say the data segment, the code segment, stack segment, heap segment, global variables segment etc</text:p>
            </text:list-item>
            <text:list-item>
              <text:p text:style-name="P4">The programmer therefore specifies each address by the tuple, &lt;segment-name, offset&gt;</text:p>
            </text:list-item>
          </text:list>
        </text:list-item>
      </text:list>
      <text:p text:style-name="P1"/>
      <text:p text:style-name="P3">How does the logical address-space of a process get composed with segments?</text:p>
      <text:p text:style-name="P1">A user program itself defines segments. When it is compiled, the compiler constructs these se<text:span text:style-name="T1">g</text:span>ments to reflect the input program.</text:p>
      <text:p text:style-name="P1"/>
      <text:p text:style-name="P3">Working of an MMU based on segmentation</text:p>
      <text:list xml:id="list871537841" text:style-name="L2">
        <text:list-item>
          <text:p text:style-name="P5">Contains a hardware segmentation 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1-10T18:30:36</meta:creation-date>
    <dc:date>2012-11-25T19:17:26</dc:date>
    <dc:creator>Kempa </dc:creator>
    <meta:editing-duration>PT29M51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8" meta:word-count="105" meta:character-count="674" meta:non-whitespace-character-count="580"/>
  </office:meta>
</office:document-meta>
</file>